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paragraph-properties fo:text-align="justify" style:justify-single-word="false"/>
      <style:text-properties style:font-name="Times New Roman"/>
    </style:style>
    <style:style style:name="P4" style:family="paragraph" style:parent-style-name="Standard">
      <style:paragraph-properties fo:line-height="150%" fo:text-align="end" style:justify-single-word="false"/>
    </style:style>
    <style:style style:name="P5" style:family="paragraph" style:parent-style-name="Standard">
      <style:paragraph-properties fo:line-height="150%" fo:text-align="end" style:justify-single-word="false"/>
      <style:text-properties officeooo:paragraph-rsid="000b264b"/>
    </style:style>
    <style:style style:name="P6" style:family="paragraph" style:parent-style-name="Standard">
      <style:paragraph-properties fo:margin-left="9.252cm" fo:margin-right="0cm" fo:text-indent="0cm" style:auto-text-indent="false"/>
    </style:style>
    <style:style style:name="P7" style:family="paragraph" style:parent-style-name="Standard">
      <style:paragraph-properties fo:margin-left="9.252cm" fo:margin-right="0cm" fo:text-indent="0cm" style:auto-text-indent="false"/>
      <style:text-properties style:font-name="Times New Roman"/>
    </style:style>
    <style:style style:name="P8" style:family="paragraph" style:parent-style-name="Standard">
      <style:paragraph-properties fo:margin-left="9.252cm" fo:margin-right="0cm" fo:text-indent="0cm" style:auto-text-indent="false"/>
      <style:text-properties style:font-name="Times New Roman" officeooo:rsid="000c9433" officeooo:paragraph-rsid="000c9433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/>
    </style:style>
    <style:style style:name="P12" style:family="paragraph" style:parent-style-name="Standard">
      <style:paragraph-properties fo:margin-left="9.753cm" fo:margin-right="0cm" fo:text-indent="0cm" style:auto-text-indent="false"/>
    </style:style>
    <style:style style:name="P13" style:family="paragraph" style:parent-style-name="Standard">
      <style:paragraph-properties fo:margin-left="9.753cm" fo:margin-right="0cm" fo:line-height="150%" fo:text-indent="0cm" style:auto-text-indent="false"/>
    </style:style>
    <style:style style:name="P14" style:family="paragraph" style:parent-style-name="Standard" style:master-page-name="Standard">
      <style:paragraph-properties fo:margin-left="9.252cm" fo:margin-right="0cm" fo:text-indent="0cm" style:auto-text-indent="false" style:page-number="auto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9a20d"/>
    </style:style>
    <style:style style:name="T3" style:family="text">
      <style:text-properties style:font-name="Times New Roman" officeooo:rsid="000b264b"/>
    </style:style>
    <style:style style:name="T4" style:family="text">
      <style:text-properties style:font-name="Times New Roman" officeooo:rsid="000c9433"/>
    </style:style>
    <style:style style:name="T5" style:family="text">
      <style:text-properties officeooo:rsid="0009a20d"/>
    </style:style>
    <style:style style:name="T6" style:family="text">
      <style:text-properties officeooo:rsid="0009ccfd"/>
    </style:style>
    <style:style style:name="T7" style:family="text">
      <style:text-properties officeooo:rsid="000c9e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3">И.О. р</text:span><text:span text:style-name="T1">ектор</text:span><text:span text:style-name="T3">а</text:span><text:span text:style-name="T1"> СибГУТИ</text:span></text:p>
      <text:p text:style-name="P7">Соловьеву М.Л.<text:bookmark text:name="_GoBack"/></text:p>
      <text:p text:style-name="P7">студента факультета ИВТ</text:p>
      <text:p text:style-name="P6"><text:span text:style-name="T1">4 курса группы ИВ-</text:span><text:span text:style-name="T2">621</text:span></text:p>
      <text:p text:style-name="P8">Шаврин Кирилл Сергеевич</text:p>
      <text:p text:style-name="P1"/>
      <text:p text:style-name="P2"/>
      <text:p text:style-name="P2"/>
      <text:p text:style-name="P2">ЗАЯВЛЕНИЕ</text:p>
      <text:p text:style-name="P2"/>
      <text:p text:style-name="P2"/>
      <text:p text:style-name="P1"/>
      <text:p text:style-name="P9"><text:span text:style-name="T1">Прошу закрепить за мной тему выпускной квалификационной работы «</text:span><text:span text:style-name="T4">Разработка пакета модификаций Chronica»</text:span></text:p>
      <text:p text:style-name="P3"/>
      <text:p text:style-name="P10"><text:span text:style-name="T1">Руководителем прошу утвердить </text:span><text:span text:style-name="T2">Крамаренко Константина Евгеньевича</text:span><text:span text:style-name="T1">.</text:span></text:p>
      <text:p text:style-name="P11"/>
      <text:p text:style-name="P10">Место работы руководителя: кафедра вычислительных систем СибГУТИ.</text:p>
      <text:p text:style-name="P10"/>
      <text:p text:style-name="P10">Должность руководителя: <text:span text:style-name="T5">старший преподаватель</text:span>.</text:p>
      <text:p text:style-name="P3"/>
      <text:p text:style-name="P5">«____»____________20___г.</text:p>
      <text:p text:style-name="P4"/>
      <text:p text:style-name="P13">________________/<text:span text:style-name="T7">Шаврин К.С.</text:span>./</text:p>
      <text:p text:style-name="P13"/>
      <text:p text:style-name="P13">________________/<text:span text:style-name="T6">Крамаренко</text:span> <text:span text:style-name="T6">К</text:span>.<text:span text:style-name="T6">Е</text:span>./</text:p>
      <text:p text:style-name="P13"/>
      <text:p text:style-name="P13">________________/Курносов М.Г./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font-name="Times" fo:font-family="Times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language-asian="en" style:country-asian="US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top="0cm" fo:margin-bottom="0.212cm" loext:contextual-spacing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orphans="2" fo:widows="2" fo:hyphenation-ladder-count="no-limit" fo:keep-with-next="always"/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06cm" loext:contextual-spacing="false" fo:orphans="2" fo:widows="2" fo:hyphenation-ladder-count="no-limit" fo:keep-with-next="always"/>
      <style:text-properties style:font-name="Cambria" fo:font-family="Cambria" style:font-family-generic="roman" style:font-pitch="variable" fo:font-size="14pt" fo:language="en" fo:country="US" fo:font-style="italic" fo:font-weight="bold" style:letter-kerning="false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language-complex="en" style:country-complex="US" style:font-style-complex="italic" style:font-weight-complex="bold" fo:hyphenate="true" fo:hyphenation-remain-char-count="2" fo:hyphenation-push-char-count="2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orphans="2" fo:widows="2" fo:hyphenation-ladder-count="no-limit" fo:keep-with-next="always"/>
      <style:text-properties style:font-name="Cambria" fo:font-family="Cambria" style:font-family-generic="roman" style:font-pitch="variable" fo:font-size="13pt" fo:language="en" fo:country="US" fo:font-weight="bold" style:letter-kerning="false" style:font-name-asian="Times New Roman1" style:font-family-asian="'Times New Roman'" style:font-family-generic-asian="system" style:font-pitch-asian="variable" style:font-size-asian="13pt" style:font-weight-asian="bold" style:font-size-complex="13pt" style:language-complex="en" style:country-complex="US" style:font-weight-complex="bold" fo:hyphenate="true" fo:hyphenation-remain-char-count="2" fo:hyphenation-push-char-count="2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 fo:orphans="2" fo:widows="2" fo:hyphenation-ladder-count="no-limit"/>
      <style:text-properties style:font-name="Cambria" fo:font-family="Cambria" style:font-family-generic="roman" style:font-pitch="variable" fo:language="en" fo:country="US" style:letter-kerning="false" style:font-name-asian="Times New Roman1" style:font-family-asian="'Times New Roman'" style:font-family-generic-asian="system" style:font-pitch-asian="variable" style:language-complex="en" style:country-complex="US" fo:hyphenate="true" fo:hyphenation-remain-char-count="2" fo:hyphenation-push-char-count="2"/>
    </style:style>
    <style:style style:name="Заголовок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size-asian="14pt" style:font-name-complex="DejaVu Sans" style:font-family-complex="'DejaVu Sans'" style:font-family-generic-complex="system" style:font-pitch-complex="variable" style:font-size-complex="14pt"/>
    </style:style>
    <style:style style:name="Название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Абзац_20_списка1" style:display-name="Абзац списка1" style:family="paragraph" style:default-outline-level="">
      <style:paragraph-properties fo:margin-left="1.27cm" fo:margin-right="0cm" fo:text-align="start" style:justify-single-word="false" fo:orphans="0" fo:widows="0" fo:hyphenation-ladder-count="no-limit" fo:text-indent="0cm" style:auto-text-indent="false" style:writing-mode="lr-tb"/>
      <style:text-properties style:font-name="Times" fo:font-family="Times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language-asian="en" style:country-asian="US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4_20_Знак" style:display-name="Заголовок 4 Знак" style:family="text" style:parent-style-name="Default_20_Paragraph_20_Font">
      <style:text-properties fo:font-size="14pt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language-complex="en" style:country-complex="US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family="Cambria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language-complex="en" style:country-complex="US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" fo:font-family="Times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Символ_20_нумерации" style:display-name="Символ нумерации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vm</meta:initial-creator>
    <meta:editing-cycles>7</meta:editing-cycles>
    <meta:print-date>2011-11-08T04:25:00</meta:print-date>
    <meta:creation-date>2019-10-09T05:38:00</meta:creation-date>
    <dc:date>2019-10-15T14:22:18.831202070</dc:date>
    <meta:editing-duration>PT47M51S</meta:editing-duration>
    <meta:generator>LibreOffice/6.0.7.3$Linux_X86_64 LibreOffice_project/00m0$Build-3</meta:generator>
    <meta:document-statistic meta:table-count="0" meta:image-count="0" meta:object-count="0" meta:page-count="1" meta:paragraph-count="14" meta:word-count="52" meta:character-count="508" meta:non-whitespace-character-count="4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